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ans-serif"/>
    <style:font-face style:name="Mangal1" svg:font-family="Mangal"/>
    <style:font-face style:name="Nimbus" svg:font-family="Nimbus, Monaco, monospace"/>
    <style:font-face style:name="menlo" svg:font-family="menlo, monospace"/>
    <style:font-face style:name="Liberation Mono" svg:font-family="'Liberation Mono'" style:font-family-generic="modern" style:font-pitch="fixed"/>
    <style:font-face style:name="NSimSun" svg:font-family="NSimSun" style:font-family-generic="modern" style:font-pitch="fixed"/>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text-properties fo:font-size="11pt" officeooo:rsid="001e944b" officeooo:paragraph-rsid="001e944b" style:font-size-asian="11pt" style:font-size-complex="11pt"/>
    </style:style>
    <style:style style:name="P3" style:family="paragraph" style:parent-style-name="Standard">
      <style:text-properties fo:font-variant="normal" fo:text-transform="none" fo:color="#000000" style:font-name="Arial" fo:font-size="11pt" fo:letter-spacing="normal" fo:font-style="normal" fo:font-weight="normal" officeooo:rsid="00195943" officeooo:paragraph-rsid="00180c05" style:font-size-asian="11pt" style:font-style-asian="normal" style:font-size-complex="11pt" style:font-style-complex="normal"/>
    </style:style>
    <style:style style:name="P4" style:family="paragraph" style:parent-style-name="Standard">
      <style:text-properties fo:font-variant="normal" fo:text-transform="none" fo:color="#000000" style:font-name="Arial" fo:font-size="11pt" fo:letter-spacing="normal" fo:font-style="normal" fo:font-weight="normal" officeooo:rsid="00195943" officeooo:paragraph-rsid="00195943" style:font-size-asian="11pt" style:font-style-asian="normal" style:font-size-complex="11pt" style:font-style-complex="normal"/>
    </style:style>
    <style:style style:name="P5" style:family="paragraph" style:parent-style-name="Standard">
      <style:text-properties fo:font-variant="normal" fo:text-transform="none" fo:color="#000000" style:font-name="Arial" fo:font-size="11pt" fo:letter-spacing="normal" fo:font-style="normal" fo:font-weight="normal" officeooo:rsid="001bdaeb" officeooo:paragraph-rsid="001bdaeb" style:font-size-asian="11pt" style:font-style-asian="normal" style:font-weight-asian="bold" style:font-size-complex="11pt" style:font-style-complex="normal" style:font-weight-complex="bold"/>
    </style:style>
    <style:style style:name="P6" style:family="paragraph" style:parent-style-name="Standard">
      <style:text-properties fo:font-variant="normal" fo:text-transform="none" fo:color="#000000" style:font-name="Arial" fo:font-size="11pt" fo:letter-spacing="normal" fo:font-style="normal" fo:font-weight="bold" officeooo:rsid="001bdaeb" officeooo:paragraph-rsid="001bdaeb" style:font-size-asian="11pt" style:font-style-asian="normal" style:font-weight-asian="bold" style:font-size-complex="11pt" style:font-style-complex="normal" style:font-weight-complex="bold"/>
    </style:style>
    <style:style style:name="P7" style:family="paragraph" style:parent-style-name="Standard">
      <style:text-properties fo:color="#000000" style:font-name="Arial" fo:font-size="11pt" fo:font-style="normal" officeooo:rsid="00172d74" officeooo:paragraph-rsid="00172d74" style:font-size-asian="11pt" style:font-style-asian="normal" style:font-size-complex="11pt" style:font-style-complex="normal"/>
    </style:style>
    <style:style style:name="P8" style:family="paragraph" style:parent-style-name="Standard">
      <style:text-properties fo:color="#000000" style:font-name="Arial" fo:font-size="11pt" fo:font-style="normal" officeooo:paragraph-rsid="00172d74" style:font-size-asian="11pt" style:font-style-asian="normal" style:font-size-complex="11pt" style:font-style-complex="normal"/>
    </style:style>
    <style:style style:name="P9" style:family="paragraph" style:parent-style-name="Standard">
      <style:text-properties fo:color="#000000" style:font-name="Arial" fo:font-size="11pt" fo:font-style="normal" officeooo:rsid="00180c05" officeooo:paragraph-rsid="00180c05" style:font-size-asian="11pt" style:font-style-asian="normal" style:font-size-complex="11pt" style:font-style-complex="normal"/>
    </style:style>
    <style:style style:name="P10" style:family="paragraph" style:parent-style-name="Standard">
      <style:text-properties fo:color="#000000" style:font-name="Arial" fo:font-size="11pt" fo:font-style="normal" officeooo:rsid="00195943" officeooo:paragraph-rsid="00195943" style:font-size-asian="11pt" style:font-style-asian="normal" style:font-size-complex="11pt" style:font-style-complex="normal"/>
    </style:style>
    <style:style style:name="P11" style:family="paragraph" style:parent-style-name="Standard">
      <style:text-properties fo:color="#000000" style:font-name="Arial" fo:font-size="11pt" fo:font-style="normal" officeooo:paragraph-rsid="00180c05" style:font-size-asian="11pt" style:font-style-asian="normal" style:font-size-complex="11pt" style:font-style-complex="normal"/>
    </style:style>
    <style:style style:name="P12" style:family="paragraph" style:parent-style-name="Standard">
      <style:text-properties fo:color="#000000" style:font-name="Arial" fo:font-size="11pt" fo:font-style="normal" fo:font-weight="bold" officeooo:rsid="00180c05" officeooo:paragraph-rsid="00180c05" style:font-size-asian="11pt" style:font-style-asian="normal" style:font-weight-asian="bold" style:font-size-complex="11pt" style:font-style-complex="normal" style:font-weight-complex="bold"/>
    </style:style>
    <style:style style:name="P13" style:family="paragraph" style:parent-style-name="Standard">
      <style:text-properties fo:color="#000000" style:font-name="Arial" fo:font-size="11pt" fo:font-style="normal" fo:font-weight="bold" officeooo:rsid="00195943" officeooo:paragraph-rsid="00195943" style:font-size-asian="11pt" style:font-style-asian="normal" style:font-weight-asian="bold" style:font-size-complex="11pt" style:font-style-complex="normal" style:font-weight-complex="bold"/>
    </style:style>
    <style:style style:name="P14" style:family="paragraph" style:parent-style-name="Standard">
      <style:paragraph-properties fo:text-align="center" style:justify-single-word="false"/>
      <style:text-properties fo:color="#000000" style:font-name="Arial" fo:font-size="20pt" fo:font-style="normal" style:text-underline-style="solid" style:text-underline-width="auto" style:text-underline-color="font-color" fo:font-weight="bold" officeooo:rsid="001bdaeb" officeooo:paragraph-rsid="001bdaeb" style:font-size-asian="20pt" style:font-style-asian="normal" style:font-weight-asian="bold" style:font-size-complex="20pt" style:font-style-complex="normal" style:font-weight-complex="bold"/>
    </style:style>
    <style:style style:name="P15" style:family="paragraph" style:parent-style-name="Standard">
      <style:text-properties fo:font-size="11pt" officeooo:paragraph-rsid="00180c05" style:font-size-asian="11pt" style:font-size-complex="11pt"/>
    </style:style>
    <style:style style:name="P16" style:family="paragraph" style:parent-style-name="Subtitle">
      <style:text-properties officeooo:rsid="00280fab" officeooo:paragraph-rsid="00280fab"/>
    </style:style>
    <style:style style:name="P17" style:family="paragraph" style:parent-style-name="Text_20_body" style:list-style-name="L1">
      <style:text-properties officeooo:paragraph-rsid="001e944b"/>
    </style:style>
    <style:style style:name="P18" style:family="paragraph" style:parent-style-name="Text_20_body" style:list-style-name="L1">
      <style:text-properties officeooo:paragraph-rsid="001f052f"/>
    </style:style>
    <style:style style:name="P19" style:family="paragraph" style:parent-style-name="Text_20_body" style:list-style-name="L1">
      <style:text-properties fo:font-size="11pt" officeooo:rsid="001e944b" officeooo:paragraph-rsid="001e944b" style:font-size-asian="11pt" style:font-size-complex="11pt"/>
    </style:style>
    <style:style style:name="P20" style:family="paragraph" style:parent-style-name="Text_20_body">
      <style:text-properties fo:font-size="11pt" officeooo:paragraph-rsid="002f187a" style:font-size-asian="11pt" style:font-size-complex="11pt"/>
    </style:style>
    <style:style style:name="P21" style:family="paragraph" style:parent-style-name="Text_20_body">
      <style:text-properties fo:font-size="11pt" fo:font-weight="normal" officeooo:rsid="002305d1" officeooo:paragraph-rsid="002305d1" style:font-size-asian="11pt" style:font-weight-asian="normal" style:font-size-complex="11pt" style:font-weight-complex="normal"/>
    </style:style>
    <style:style style:name="P22" style:family="paragraph" style:parent-style-name="Text_20_body">
      <style:text-properties fo:font-size="11pt" fo:font-weight="normal" officeooo:rsid="002efdd3" officeooo:paragraph-rsid="002efdd3" style:font-size-asian="11pt" style:font-weight-asian="normal" style:font-size-complex="11pt" style:font-weight-complex="normal"/>
    </style:style>
    <style:style style:name="P23" style:family="paragraph" style:parent-style-name="Text_20_body">
      <style:text-properties fo:font-size="11pt" fo:font-weight="normal" officeooo:rsid="002f187a" officeooo:paragraph-rsid="002f187a" style:font-size-asian="11pt" style:font-weight-asian="normal" style:font-size-complex="11pt" style:font-weight-complex="normal"/>
    </style:style>
    <style:style style:name="P24" style:family="paragraph" style:parent-style-name="Text_20_body">
      <style:text-properties fo:font-size="11pt" fo:font-style="normal" fo:font-weight="bold" officeooo:rsid="00280fab" officeooo:paragraph-rsid="00280fab" style:font-size-asian="11pt" style:font-style-asian="normal" style:font-weight-asian="bold" style:font-size-complex="11pt" style:font-style-complex="normal" style:font-weight-complex="bold"/>
    </style:style>
    <style:style style:name="P25" style:family="paragraph" style:parent-style-name="Text_20_body">
      <style:text-properties style:text-outline="false" fo:font-size="11pt" fo:font-style="normal" fo:font-weight="bold" officeooo:rsid="00280fab" officeooo:paragraph-rsid="002305d1" style:font-size-asian="11pt" style:font-style-asian="normal" style:font-weight-asian="bold" style:font-size-complex="11pt" style:font-style-complex="normal" style:font-weight-complex="bold"/>
    </style:style>
    <style:style style:name="P26" style:family="paragraph" style:parent-style-name="Text_20_body">
      <style:text-properties officeooo:paragraph-rsid="002efdd3"/>
    </style:style>
    <style:style style:name="P27" style:family="paragraph" style:parent-style-name="Text_20_body">
      <style:text-properties officeooo:paragraph-rsid="002f187a"/>
    </style:style>
    <style:style style:name="P28" style:family="paragraph" style:parent-style-name="Text_20_body">
      <style:text-properties officeooo:paragraph-rsid="002f1aaa"/>
    </style:style>
    <style:style style:name="P29" style:family="paragraph" style:parent-style-name="Text_20_body">
      <style:text-properties style:font-name="Arial" officeooo:paragraph-rsid="002f187a"/>
    </style:style>
    <style:style style:name="P30" style:family="paragraph" style:parent-style-name="Text_20_body">
      <style:text-properties style:font-name="Arial" officeooo:rsid="002f1aaa" officeooo:paragraph-rsid="002f1aaa"/>
    </style:style>
    <style:style style:name="P31" style:family="paragraph" style:parent-style-name="Text_20_body">
      <style:text-properties officeooo:paragraph-rsid="002f9f8a"/>
    </style:style>
    <style:style style:name="P32" style:family="paragraph" style:parent-style-name="Text_20_body">
      <style:text-properties officeooo:rsid="002f9f8a" officeooo:paragraph-rsid="002f9f8a"/>
    </style:style>
    <style:style style:name="P33" style:family="paragraph" style:parent-style-name="Text_20_body">
      <style:text-properties officeooo:rsid="00280fab" officeooo:paragraph-rsid="00280fab"/>
    </style:style>
    <style:style style:name="T1" style:family="text">
      <style:text-properties officeooo:rsid="00172d74"/>
    </style:style>
    <style:style style:name="T2" style:family="text">
      <style:text-properties fo:font-variant="normal" fo:text-transform="none" fo:color="#000000" style:text-line-through-style="none" style:text-line-through-type="none" style:font-name="Arial" fo:letter-spacing="normal" fo:font-style="normal" style:text-underline-style="none" fo:font-weight="normal" officeooo:rsid="00180c05" style:text-blinking="false" fo:background-color="#ffffff" loext:char-shading-value="0" style:font-style-asian="normal" style:font-style-complex="normal"/>
    </style:style>
    <style:style style:name="T3" style:family="text">
      <style:text-properties fo:font-variant="normal" fo:text-transform="none" fo:color="#000000" style:font-name="Arial" fo:letter-spacing="normal" fo:font-style="normal" fo:font-weight="normal" officeooo:rsid="00180c05" style:font-style-asian="normal" style:font-style-complex="normal"/>
    </style:style>
    <style:style style:name="T4" style:family="text">
      <style:text-properties fo:font-variant="normal" fo:text-transform="none" fo:color="#000000" style:font-name="Arial" fo:letter-spacing="normal" fo:font-style="normal" fo:font-weight="normal" officeooo:rsid="0019f9e1" style:font-style-asian="normal" style:font-style-complex="normal"/>
    </style:style>
    <style:style style:name="T5" style:family="text">
      <style:text-properties fo:font-variant="normal" fo:text-transform="none" fo:color="#000000" style:font-name="Arial" fo:letter-spacing="normal" fo:font-style="normal" fo:font-weight="normal" officeooo:rsid="00280fab" style:font-style-asian="normal" style:font-style-complex="normal"/>
    </style:style>
    <style:style style:name="T6" style:family="text">
      <style:text-properties fo:font-variant="normal" fo:text-transform="none" fo:color="#000000" style:font-name="Arial" fo:letter-spacing="normal" fo:font-style="normal" officeooo:rsid="00180c05" style:font-style-asian="normal" style:font-style-complex="normal"/>
    </style:style>
    <style:style style:name="T7" style:family="text">
      <style:text-properties fo:font-variant="normal" fo:text-transform="none" fo:letter-spacing="normal" fo:font-weight="normal"/>
    </style:style>
    <style:style style:name="T8" style:family="text">
      <style:text-properties fo:font-variant="normal" fo:text-transform="none" fo:letter-spacing="normal" fo:font-weight="normal" fo:background-color="#87ceeb" loext:char-shading-value="0"/>
    </style:style>
    <style:style style:name="T9" style:family="text">
      <style:text-properties fo:font-variant="normal" fo:text-transform="none" fo:letter-spacing="normal" fo:font-weight="normal" officeooo:rsid="00195943" fo:background-color="#87ceeb" loext:char-shading-value="0"/>
    </style:style>
    <style:style style:name="T10" style:family="text">
      <style:text-properties fo:font-variant="normal" fo:text-transform="none" fo:letter-spacing="normal" fo:font-weight="normal" officeooo:rsid="00195943"/>
    </style:style>
    <style:style style:name="T11" style:family="text">
      <style:text-properties fo:font-variant="normal" fo:text-transform="none" fo:color="#58ade3" style:text-line-through-style="none" style:text-line-through-type="none" style:font-name="Helvetica" fo:font-size="11pt" fo:letter-spacing="normal" fo:font-style="normal" style:text-underline-style="none" fo:font-weight="normal" style:text-blinking="false" fo:background-color="#f5f5f5" loext:char-shading-value="0" style:font-size-asian="11pt" style:font-size-complex="11pt"/>
    </style:style>
    <style:style style:name="T12" style:family="text">
      <style:text-properties fo:font-variant="normal" fo:text-transform="none" fo:color="#707070" style:font-name="Nimbus" fo:font-size="11pt" fo:letter-spacing="normal" fo:font-style="normal" fo:font-weight="normal" officeooo:rsid="00280fab" style:font-size-asian="11pt" style:font-size-complex="11pt"/>
    </style:style>
    <style:style style:name="T13" style:family="text">
      <style:text-properties fo:font-variant="normal" fo:text-transform="none" fo:color="#707070" style:font-name="Nimbus" fo:font-size="11pt" fo:letter-spacing="normal" fo:font-style="normal" fo:font-weight="normal" officeooo:rsid="001e944b" style:font-size-asian="11pt" style:font-size-complex="11pt"/>
    </style:style>
    <style:style style:name="T14" style:family="text">
      <style:text-properties fo:font-variant="normal" fo:text-transform="none" fo:letter-spacing="-0.026cm" fo:font-style="normal" fo:font-weight="normal" officeooo:rsid="002efdd3" style:font-weight-asian="normal" style:font-size-complex="11pt" style:font-weight-complex="normal"/>
    </style:style>
    <style:style style:name="T15" style:family="text">
      <style:text-properties fo:color="#000000" style:font-name="Arial" fo:letter-spacing="normal" fo:font-style="normal" fo:font-weight="normal" officeooo:rsid="00180c05" style:font-style-asian="normal" style:font-style-complex="normal"/>
    </style:style>
    <style:style style:name="T16" style:family="text">
      <style:text-properties fo:color="#000000" style:font-name="Lucida Console" fo:font-size="9pt" fo:font-weight="normal" officeooo:rsid="002f187a" style:font-size-asian="9pt" style:font-weight-asian="normal" style:font-size-complex="11pt" style:font-weight-complex="normal" fo:background-color="#ffffff"/>
    </style:style>
    <style:style style:name="T17" style:family="text">
      <style:text-properties fo:color="#000000" style:font-name="Lucida Console" fo:font-size="9pt" fo:font-weight="normal" officeooo:rsid="002f9f8a" style:font-size-asian="9pt" style:font-weight-asian="normal" style:font-size-complex="11pt" style:font-weight-complex="normal" fo:background-color="#ffffff"/>
    </style:style>
    <style:style style:name="T18" style:family="text">
      <style:text-properties fo:color="#000000" fo:font-size="9pt" fo:font-weight="normal" officeooo:rsid="002f187a" style:font-size-asian="9pt" style:font-weight-asian="normal" style:font-size-complex="11pt" style:font-weight-complex="normal" fo:background-color="#ffffff"/>
    </style:style>
    <style:style style:name="T19" style:family="text">
      <style:text-properties fo:color="#000000" fo:font-size="9pt" fo:font-weight="normal" style:font-size-asian="9pt" style:font-weight-asian="normal" style:font-size-complex="11pt" style:font-weight-complex="normal" fo:background-color="#ffffff"/>
    </style:style>
    <style:style style:name="T20" style:family="text">
      <style:text-properties fo:color="#000000" fo:font-size="9pt" fo:font-weight="normal" officeooo:rsid="002f9f8a" style:font-size-asian="9pt" style:font-weight-asian="normal" style:font-size-complex="11pt" style:font-weight-complex="normal" fo:background-color="#ffffff"/>
    </style:style>
    <style:style style:name="T21" style:family="text">
      <style:text-properties fo:color="#000000" fo:font-size="9pt" fo:font-style="italic" fo:font-weight="normal" style:font-size-asian="9pt" style:font-style-asian="italic" style:font-weight-asian="normal" style:font-size-complex="11pt" style:font-style-complex="italic" style:font-weight-complex="normal" fo:background-color="#ffffff"/>
    </style:style>
    <style:style style:name="T22" style:family="text">
      <style:text-properties fo:color="#000000" fo:font-size="9pt" fo:font-style="normal" fo:font-weight="normal" style:font-size-asian="9pt" style:font-style-asian="normal" style:font-weight-asian="normal" style:font-size-complex="11pt" style:font-style-complex="normal" style:font-weight-complex="normal" fo:background-color="#ffffff"/>
    </style:style>
    <style:style style:name="T23" style:family="text">
      <style:text-properties fo:color="#000000" fo:font-size="9pt" fo:font-style="normal" fo:font-weight="normal" officeooo:rsid="002f9f8a" style:font-size-asian="9pt" style:font-style-asian="normal" style:font-weight-asian="normal" style:font-size-complex="11pt" style:font-style-complex="normal" style:font-weight-complex="normal" fo:background-color="#ffffff"/>
    </style:style>
    <style:style style:name="T24" style:family="text">
      <style:text-properties officeooo:rsid="00195943"/>
    </style:style>
    <style:style style:name="T25" style:family="text">
      <style:text-properties officeooo:rsid="001e944b"/>
    </style:style>
    <style:style style:name="T26" style:family="text">
      <style:text-properties fo:font-weight="normal" officeooo:rsid="002efdd3"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2efdd3" style:font-weight-asian="normal" style:font-size-complex="11pt" style:font-weight-complex="normal"/>
    </style:style>
    <style:style style:name="T29" style:family="text">
      <style:text-properties fo:font-weight="normal" officeooo:rsid="002f187a" style:font-weight-asian="normal" style:font-size-complex="11pt" style:font-weight-complex="normal"/>
    </style:style>
    <style:style style:name="T30" style:family="text">
      <style:text-properties fo:font-weight="normal" officeooo:rsid="002f187a" style:font-weight-asian="normal" style:font-size-complex="11pt" style:font-weight-complex="normal"/>
    </style:style>
    <style:style style:name="T31" style:family="text">
      <style:text-properties fo:font-weight="normal" officeooo:rsid="002f9f8a" style:font-weight-asian="normal" style:font-size-complex="11pt" style:font-weight-complex="normal"/>
    </style:style>
    <style:style style:name="T32" style:family="text">
      <style:text-properties fo:font-weight="normal" style:font-weight-asian="normal" style:font-size-complex="11pt" style:font-weight-complex="normal"/>
    </style:style>
    <style:style style:name="T33" style:family="text">
      <style:text-properties officeooo:rsid="001f052f"/>
    </style:style>
    <style:style style:name="T34" style:family="text">
      <style:text-properties fo:font-size="11pt" style:font-size-asian="11pt" style:font-size-complex="11pt"/>
    </style:style>
    <style:style style:name="T35" style:family="text">
      <style:text-properties fo:font-size="11pt" officeooo:rsid="001e944b" style:font-size-asian="11pt" style:font-size-complex="11pt"/>
    </style:style>
    <style:style style:name="T36" style:family="text">
      <style:text-properties fo:font-size="11pt" fo:font-weight="normal" officeooo:rsid="002efdd3" style:font-size-asian="11pt" style:font-weight-asian="normal" style:font-size-complex="11pt" style:font-weight-complex="normal"/>
    </style:style>
    <style:style style:name="T37" style:family="text">
      <style:text-properties fo:font-size="11pt" fo:font-weight="normal" officeooo:rsid="002f187a" style:font-size-asian="11pt" style:font-weight-asian="normal" style:font-size-complex="11pt" style:font-weight-complex="normal"/>
    </style:style>
    <style:style style:name="T38" style:family="text">
      <style:text-properties fo:font-size="11pt" fo:font-weight="normal" officeooo:rsid="001f052f" style:font-size-asian="11pt" style:font-weight-asian="normal" style:font-size-complex="11pt" style:font-weight-complex="normal"/>
    </style:style>
    <style:style style:name="T39" style:family="text">
      <style:text-properties fo:font-size="11pt" fo:font-weight="normal" officeooo:rsid="00251408" style:font-size-asian="11pt" style:font-weight-asian="normal" style:font-size-complex="11pt" style:font-weight-complex="normal"/>
    </style:style>
    <style:style style:name="T40" style:family="text">
      <style:text-properties fo:font-size="11pt" fo:font-weight="normal" officeooo:rsid="0021edc4" style:font-size-asian="11pt" style:font-weight-asian="normal" style:font-size-complex="11pt" style:font-weight-complex="normal"/>
    </style:style>
    <style:style style:name="T41" style:family="text">
      <style:text-properties officeooo:rsid="0023415c"/>
    </style:style>
    <style:style style:name="T42" style:family="text">
      <style:text-properties officeooo:rsid="00251408"/>
    </style:style>
    <style:style style:name="T43" style:family="text">
      <style:text-properties officeooo:rsid="00280fab"/>
    </style:style>
    <style:style style:name="T44" style:family="text">
      <style:text-properties officeooo:rsid="002abcfe"/>
    </style:style>
    <style:style style:name="T45" style:family="text">
      <style:text-properties officeooo:rsid="002f187a"/>
    </style:style>
    <style:style style:name="T46" style:family="text">
      <style:text-properties officeooo:rsid="002f9f8a"/>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5">Was ist</text:span> G<text:span text:style-name="T33">it</text:span>?</text:p>
      <text:p text:style-name="P7">Git ist eine freie Software zur verteilten Versionsverwaltung von Dateien, welche im April 2005 erschienen ist und sich in der aktuellen Version 2.10.2 befindet.</text:p>
      <text:p text:style-name="Subtitle"><text:line-break/>Merkmale von Git</text:p>
      <text:p text:style-name="P8"/>
      <text:p text:style-name="P12">Nicht Lineare Entwicklung</text:p>
      <text:p text:style-name="P15"><text:span text:style-name="T3">Git enthält </text:span><text:span text:style-name="T5">Funktionen</text:span><text:span text:style-name="T3">, mit deren Hilfe sich die nicht-lineare Geschichte eines Projektes einfach visualisieren lässt und mit deren Hilfe man in dieser Geschichte navigieren kann. Branches in Git sind sehr performant implementiert: Ein Branch stellt nur eine </text:span><text:span text:style-name="T15">Reference, </text:span><text:span text:style-name="T3"><text:s/>eine Textdatei mit einer Commit-ID dar, die in einem </text:span><text:span text:style-name="T2">Repository</text:span><text:span text:style-name="T6"> </text:span><text:span text:style-name="T3">auf einen bestimmten </text:span><text:span text:style-name="T2">Commit </text:span><text:span text:style-name="T3">verweist. Über dessen </text:span><text:span text:style-name="T15">Parental Commits</text:span><text:span text:style-name="T3">, also Elterncommits, lässt sich die Branchstruktur rekonstruieren. Durch diese Eigenschaften lassen sich weiterhin sehr große und effiziente Entwicklungsstrukturen realisieren, bei denen jedes Feature und jeder Entwickler einen Branch oder ein eigenes Repository haben, aus dem der Maintainer dann Commits über Merge oder Cherry-pick (Nutzen einzelner Commits) in den Hauptzweig des Projekts (</text:span><text:span text:style-name="T4">Master</text:span><text:span text:style-name="T3">) übernehmen kann.<text:line-break/></text:span></text:p>
      <text:p text:style-name="P12">Kein zentraler Server</text:p>
      <text:p text:style-name="P7">Es gibt keinen zentralen Server. Jeder Benutzer besitzt eine lokale Kopie des gesamten <text:span text:style-name="T43">Repositorys</text:span>, inklusive der Versionsgeschichte.</text:p>
      <text:p text:style-name="P9"><text:span text:style-name="T1">E</text:span>in Git Branch beinhaltet die gesamte Versionsgeschichte.</text:p>
      <text:p text:style-name="P9"/>
      <text:p text:style-name="P12">Datentransfer zwischen <text:span text:style-name="T43">Repositories</text:span></text:p>
      <text:p text:style-name="P9">Daten können zwischen <text:span text:style-name="T41">Repositories</text:span> verschlüsselt mittels SSH oder HTTPS, oder unverschlüsselt mittels HTTP <text:s/>Protokoll übertragen werden. Andere Protokolle wie FTP <text:span text:style-name="T24">oder</text:span> rsync <text:span text:style-name="T24">werden auch unterstützt sind aber weniger effizient.</text:span></text:p>
      <text:p text:style-name="P9"/>
      <text:p text:style-name="P13">Beschädigte Projektes</text:p>
      <text:p text:style-name="P10">Die Geschichte eines Projektes wird mittels des SHA-1 Algorithmus gehashed. Dies ist eine <text:span text:style-name="T43">k</text:span>askadierende Hashmethode. d.H eine Kleine Änderung in der Ursprungsdatei ändert den Hash signifikant. </text:p>
      <text:p text:style-name="P11"><text:span text:style-name="T7">SHA1("The quick brown fox jumps over the lazy </text:span><text:span text:style-name="T8">d</text:span><text:span text:style-name="T7">og") →</text:span><text:span text:style-name="T10"> 2fd4e1c67a2d28fced849ee1bb76e7391b93eb12<text:line-break/>SHA1("The quick brown fox jumps over the lazy </text:span><text:span text:style-name="T9">c</text:span><text:span text:style-name="T10">og") → de9f2c7fd25e1b3afad3e85a0bd17d9b100db4b3</text:span></text:p>
      <text:p text:style-name="P3"/>
      <text:p text:style-name="P4">Dies wird unter anderem genutzt um Fehler bei einem Pushvorgang zu erkennen.</text:p>
      <text:p text:style-name="P4"/>
      <text:p text:style-name="P6">Säubern des <text:span text:style-name="T41">Repositories</text:span></text:p>
      <text:p text:style-name="P5">Die Daten gelöschter und zurückgenommener Aktionen und Entwicklungszweige bleiben vorhanden (und können wiederhergestellt werden), bis sie explizit gelöscht werde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Subtitle">G<text:span text:style-name="T33">it</text:span> für Windows Installieren</text:p>
      <text:p text:style-name="P1"/>
      <text:list xml:id="list326468592163571042" text:style-name="L1">
        <text:list-item>
          <text:p text:style-name="P17"><text:span text:style-name="T35">Aktuelle Version vom </text:span><text:a xlink:type="simple" xlink:href="https://git-for-windows.github.io/" text:style-name="Internet_20_link" text:visited-style-name="Visited_20_Internet_20_Link"><text:span text:style-name="T11">Git for Windows installer</text:span></text:a><text:span text:style-name="T34"> </text:span><text:span text:style-name="T35">herunterladen und installieren.</text:span></text:p>
        </text:list-item>
        <text:list-item>
          <text:p text:style-name="P19">Git Bash oder Windows cmd (je nach bei der Installation gewählter Einstellung) öffnen</text:p>
        </text:list-item>
        <text:list-item>
          <text:p text:style-name="P19">Einen Benutzernamen und eine <text:span text:style-name="T42">Email</text:span> <text:span text:style-name="T42">Adresse</text:span> anlegen mit den Befehlen:</text:p>
          <text:p text:style-name="P18"><text:span text:style-name="T13">$ git config --global user.name "Emma Paris"<text:line-break/>$ git config --global user.email "eparis@</text:span><text:span text:style-name="T12">someprovider</text:span><text:span text:style-name="T13">.com“</text:span></text:p>
        </text:list-item>
      </text:list>
      <text:p text:style-name="P2"/>
      <text:p text:style-name="Subtitle">G<text:span text:style-name="T33">it</text:span> Benutzen</text:p>
      <text:p text:style-name="P2"/>
      <text:p text:style-name="P20"><text:span text:style-name="T26">Mit Git arbeiten</text:span></text:p>
      <text:p text:style-name="P28"><text:span text:style-name="T36">Als erstes muss ein neues Repository erstellt werden. </text:span><text:span text:style-name="T38">Der Befehl </text:span><text:span text:style-name="Code"><text:span text:style-name="T14">git init</text:span></text:span><text:span text:style-name="T36"> </text:span><text:span text:style-name="T38">erstellt ein neues Git </text:span><text:span text:style-name="T39">Repository.</text:span><text:span text:style-name="T38"> Wird er ausgeführt, wird ein .git Unterordner erstellt. </text:span><text:span text:style-name="T40">Abgesehen von diesem Ordner bleibt das Verzeichnis unberührt.<text:line-break/></text:span><text:span text:style-name="Code"><text:span text:style-name="T28">$ git init</text:span></text:span><text:span text:style-name="T36"><text:line-break/>Nun muss eine Remoteverbindung zum Repository erstellt werden<text:line-break/></text:span><text:span text:style-name="Code"><text:span text:style-name="T28">$ <text:s/>git remote add origin &lt;path/to/repository&gt;</text:span></text:span></text:p>
      <text:p text:style-name="P26"><text:span text:style-name="T36">In diesem Fall ist das Repository auf einem GitHub server <text:s/><text:line-break/></text:span><text:span text:style-name="Code"><text:span text:style-name="T27">$ git remote add origin https://github.com/DanieleFalcone/aJavaProject.git</text:span></text:span><text:span text:style-name="T36"><text:line-break/></text:span></text:p>
      <text:p text:style-name="P26"><text:span text:style-name="T36">Nun fügt man Dateien hinzu<text:line-break/></text:span><text:span text:style-name="Code"><text:span text:style-name="T28">$ git add aFile.txt </text:span></text:span><text:span text:style-name="T36"><text:s text:c="5"/>//Eine einzelne Datei<text:line-break/></text:span><text:span text:style-name="Code"><text:span text:style-name="T28">$ git add „*.txt“ </text:span></text:span><text:span text:style-name="T36"><text:s text:c="8"/>// Wildcard → In diesem Fall alle Dateien vom Typ .txt<text:line-break/></text:span><text:span text:style-name="Code"><text:span text:style-name="T28">$ git add aFolder </text:span></text:span><text:span text:style-name="T36"><text:s text:c="6"/>//Ein Ordner samt Inhalt<text:line-break/></text:span><text:span text:style-name="Code"><text:span text:style-name="T28">$ git add . </text:span></text:span><text:span text:style-name="T36"><text:s text:c="16"/>//Alle noch nicht hinzugefügten Dateien</text:span></text:p>
      <text:p text:style-name="P21"/>
      <text:p text:style-name="P22">Jederzeit kann der aktuelle Zustand des Lokalen Repository<text:span text:style-name="T45">s</text:span> a<text:span text:style-name="T45">bgefragt werden<text:line-break/></text:span><text:span text:style-name="Code"><text:span text:style-name="T45">$ git status</text:span></text:span></text:p>
      <text:p text:style-name="P23">Sind die Dateien hinzugefügt, müssen diese über den <text:span text:style-name="Code">commit</text:span> Befehl „zum hochladen bereit“ gemacht werden. Achtung: dieser Befehl ist nicht mit dem SVN Befehl commit zu verwechseln. Im Gegensatz zu SVN wird hier nur im lokalen Repository commited. Außerdem muss ein Kommentar zu den getätigten Änderungen geschrieben werden. Wird keiner abgegeben, fordert Git einen auf einen zu verfassen.</text:p>
      <text:p text:style-name="P23"><text:span text:style-name="Code">$ git commit -m „a message about the made changes“</text:span><text:line-break/></text:p>
      <text:p text:style-name="P23"><text:soft-page-break/>Will man das Geteilte Repository updaten benutzt man den <text:span text:style-name="Code">push</text:span> Befehl<text:line-break/><text:span text:style-name="Code">$ git push</text:span></text:p>
      <text:p text:style-name="P23">Nun können andere Nutzer die Änderungen sehen und nutzen</text:p>
      <text:p text:style-name="P27"><text:span text:style-name="T37">Will man als Nutzer auf ein geteiltes Repository zugreifen, so nutzt man den </text:span><text:span text:style-name="Code"><text:span text:style-name="T29">clone</text:span></text:span><text:span text:style-name="T37"> Befehl<text:line-break/></text:span><text:span text:style-name="Code"><text:span text:style-name="T29">$ git clone path/to/repository</text:span></text:span><text:span text:style-name="T37"><text:line-break/>In diesem Fall<text:line-break/></text:span><text:span text:style-name="Code"><text:span text:style-name="T29">$ git clone </text:span></text:span><text:span text:style-name="Code"><text:span text:style-name="T29">https://github.com/DanieleFalcone/aJavaProject.git</text:span></text:span><text:span text:style-name="T16"><text:line-break/></text:span></text:p>
      <text:p text:style-name="P29"><text:span text:style-name="T18">Nun hat man eine Lokale Kopie des Repositorys die man mit den oben genannten Befehlen bearbeiten kann.</text:span></text:p>
      <text:p text:style-name="P29"><text:span text:style-name="T18"/></text:p>
      <text:p text:style-name="P30"><text:span text:style-name="T18">B</text:span><text:span text:style-name="T19">ranche</text:span><text:span text:style-name="T20">s</text:span><text:span text:style-name="T19"><text:line-break/>Git bietet die Möglichkeit </text:span><text:span text:style-name="T21">branches</text:span><text:span text:style-name="T22"> (dt. Äste) zu erstellen. Dies sind Verzweigungen die man während der Entwicklung eines Projektes erstellt um zum Beispiel neue Features auszuprobieren. </text:span><text:span text:style-name="T23">Neuer Branch erstellen:</text:span></text:p>
      <text:p text:style-name="P31"><text:span text:style-name="Code"><text:span text:style-name="T29">$ git branch &lt;branchNa</text:span></text:span><text:span text:style-name="Code"><text:span text:style-name="T31">me&gt;<text:line-break/></text:span></text:span><text:span text:style-name="T46">Branch wechseln:</text:span></text:p>
      <text:p text:style-name="P31"><text:span text:style-name="Code"><text:span text:style-name="T46">$ git checkout &lt;branchName&gt;</text:span></text:span></text:p>
      <text:p text:style-name="P31"><text:span text:style-name="Code"><text:span text:style-name="T46"><text:s/></text:span></text:span><text:span text:style-name="T46">Branch „Pushen“</text:span></text:p>
      <text:p text:style-name="P31"><text:span text:style-name="Code"><text:span text:style-name="T29">$ git pu</text:span></text:span><text:span text:style-name="Code"><text:span text:style-name="T31">sh</text:span></text:span><text:span text:style-name="T16"><text:line-break/></text:span><text:line-break/><text:span text:style-name="T37"><text:line-break/> </text:span></text:p>
      <text:p text:style-name="P25"/>
      <text:p text:style-name="P24"/>
      <text:p text:style-name="P16">Weitere Funktionen</text:p>
      <text:p text:style-name="P33">Git bietet <text:span text:style-name="T44">unzählige</text:span> weitere Funktionen, wie Mergen, <text:span text:style-name="T46">Tagging</text:span>, History, welche allerdings über den Rahmen eines Einstieges hinausgehen würden. Hilfreiche Tutorials und Anleitungen, wie man erfolgreich von SVN zu Git migriert findet man unter: <text:a xlink:type="simple" xlink:href="https://www.atlassian.com/git/tutorials/" text:style-name="Internet_20_link" text:visited-style-name="Visited_20_Internet_20_Link">https://www.atlassian.com/git/tutorials/</text:a></text:p>
      <text:p text:style-name="P32">Weitere Tutorials:</text:p>
      <text:p text:style-name="P32"><text:a xlink:type="simple" xlink:href="https://rogerdudler.github.io/git-guide/index.de.html" text:style-name="Internet_20_link" text:visited-style-name="Visited_20_Internet_20_Link">https://rogerdudler.github.io/git-guide/index.de.html</text:a></text:p>
      <text:p text:style-name="P32">https://try.github.io/levels/1/challenges/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ans-serif"/>
    <style:font-face style:name="Mangal1" svg:font-family="Mangal"/>
    <style:font-face style:name="Nimbus" svg:font-family="Nimbus, Monaco, monospace"/>
    <style:font-face style:name="menlo" svg:font-family="menlo, monospace"/>
    <style:font-face style:name="Liberation Mono" svg:font-family="'Liberation Mono'" style:font-family-generic="modern" style:font-pitch="fixed"/>
    <style:font-face style:name="NSimSun" svg:font-family="NSimSun" style:font-family-generic="modern" style:font-pitch="fixed"/>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 style:family="text" style:parent-style-name="Internet_20_link">
      <style:text-properties fo:color="#808080" style:font-name="Source Code Pro" fo:font-family="'Source Code Pro'" style:font-style-name="Standard" style:font-family-generic="modern" style:font-pitch="fixed" fo:font-size="9pt" style:text-underline-style="none" fo:background-color="transparent"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8:23.544000000</meta:creation-date>
    <dc:date>2016-11-23T11:21:50.472000000</dc:date>
    <meta:editing-duration>PT1H17M17S</meta:editing-duration>
    <meta:editing-cycles>5</meta:editing-cycles>
    <meta:generator>LibreOffice/5.0.5.2$Windows_x86 LibreOffice_project/55b006a02d247b5f7215fc6ea0fde844b30035b3</meta:generator>
    <meta:document-statistic meta:table-count="0" meta:image-count="0" meta:object-count="0" meta:page-count="3" meta:paragraph-count="43" meta:word-count="689" meta:character-count="5017" meta:non-whitespace-character-count="4325"/>
  </office:meta>
</office:document-meta>
</file>